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B0000006648DF512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ela1" style:family="table">
      <style:table-properties style:width="17.694cm" table:align="center" style:writing-mode="lr-tb"/>
    </style:style>
    <style:style style:name="Tabela1.A" style:family="table-column">
      <style:table-column-properties style:column-width="17.694cm"/>
    </style:style>
    <style:style style:name="Tabela1.1" style:family="table-row">
      <style:table-row-properties fo:keep-together="auto"/>
    </style:style>
    <style:style style:name="Tabela1.A1" style:family="table-cell">
      <style:table-cell-properties style:vertical-align="top" fo:background-color="#dddddd" fo:padding-left="0.191cm" fo:padding-right="0.191cm" fo:padding-top="0cm" fo:padding-bottom="0cm" fo:border="none" style:writing-mode="lr-tb">
        <style:background-image/>
      </style:table-cell-properties>
    </style:style>
    <style:style style:name="Tabela1.A2" style:family="table-cell">
      <style:table-cell-properties style:vertical-align="top" fo:background-color="#dddddd" fo:padding-left="0.191cm" fo:padding-right="0.191cm" fo:padding-top="0cm" fo:padding-bottom="0cm" fo:border-left="none" fo:border-right="none" fo:border-top="none" fo:border-bottom="0.5pt solid #000000" style:writing-mode="lr-tb">
        <style:background-image/>
      </style:table-cell-properties>
    </style:style>
    <style:style style:name="Tabela1.A3"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ela1.A4"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a1.A5"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ela1.A6"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ffffff" loext:opacity="100%" fo:font-size="6pt" fo:language="pt" fo:country="BR" fo:background-color="#000080" style:font-size-asian="6pt"/>
    </style:style>
    <style:style style:name="P2" style:family="paragraph" style:parent-style-name="Standard">
      <style:text-properties fo:language="pt" fo:country="BR" style:language-asian="none" style:country-asian="none"/>
    </style:style>
    <style:style style:name="P3" style:family="paragraph" style:parent-style-name="Standard">
      <style:text-properties fo:language="pt" fo:country="BR"/>
    </style:style>
    <style:style style:name="P4" style:family="paragraph" style:parent-style-name="Text_20__28_user_29_">
      <style:text-properties fo:language="pt" fo:country="BR"/>
    </style:style>
    <style:style style:name="P5" style:family="paragraph" style:parent-style-name="Text_20__28_user_29_">
      <style:paragraph-properties fo:margin-left="1.058cm" fo:margin-right="0cm" fo:text-indent="0cm" style:auto-text-indent="false"/>
      <style:text-properties fo:language="pt" fo:country="BR"/>
    </style:style>
    <style:style style:name="P6" style:family="paragraph" style:parent-style-name="Header">
      <style:text-properties fo:color="#b42200" loext:opacity="100%" style:font-name="Arial Black" fo:font-size="8pt" fo:language="pt" fo:country="BR" fo:font-weight="bold" style:font-size-asian="8pt" style:font-weight-asian="bold" style:font-name-complex="Arial Black"/>
    </style:style>
    <style:style style:name="P7" style:family="paragraph" style:parent-style-name="Header">
      <style:paragraph-properties fo:padding-left="0cm" fo:padding-right="0cm" fo:padding-top="0cm" fo:padding-bottom="0.035cm" fo:border-left="none" fo:border-right="none" fo:border-top="none" fo:border-bottom="0.51pt solid #000000" style:shadow="none"/>
      <style:text-properties fo:color="#4a442a" loext:opacity="100%" style:font-name="Arial Black" fo:language="pt" fo:country="BR" fo:font-weight="bold" style:font-weight-asian="bold" style:font-name-complex="Arial Black"/>
    </style:style>
    <style:style style:name="P8" style:family="paragraph" style:parent-style-name="Header">
      <style:text-properties fo:color="#4a442a" loext:opacity="100%" style:font-name="Arial Black" fo:language="pt" fo:country="BR" fo:font-weight="bold" style:language-asian="none" style:country-asian="none" style:font-weight-asian="bold" style:font-name-complex="Arial Black"/>
    </style:style>
    <style:style style:name="P9" style:family="paragraph" style:parent-style-name="Header">
      <style:text-properties fo:color="#4a442a" loext:opacity="100%" style:font-name="Arial Black" fo:font-size="7pt" fo:language="pt" fo:country="BR" fo:font-weight="bold" style:font-size-asian="7pt" style:font-weight-asian="bold" style:font-name-complex="Arial Black"/>
    </style:style>
    <style:style style:name="P10" style:family="paragraph" style:parent-style-name="Header">
      <style:paragraph-properties fo:margin-right="0.635cm"/>
      <style:text-properties fo:color="#4a442a" loext:opacity="100%" fo:font-size="8pt" fo:language="pt" fo:country="BR" fo:font-weight="bold" style:font-size-asian="8pt" style:font-weight-asian="bold"/>
    </style:style>
    <style:style style:name="P11" style:family="paragraph" style:parent-style-name="Abstract">
      <style:paragraph-properties fo:margin-right="0cm" fo:margin-top="0.423cm" fo:margin-bottom="0.212cm" style:contextual-spacing="false" fo:text-indent="0cm" style:auto-text-indent="false" style:snap-to-layout-grid="false">
        <style:tab-stops>
          <style:tab-stop style:position="1.752cm"/>
        </style:tab-stops>
      </style:paragraph-properties>
      <style:text-properties fo:color="#000000" loext:opacity="100%" fo:font-size="11pt" fo:letter-spacing="-0.004cm" fo:language="pt" fo:country="BR" fo:font-weight="normal" style:font-size-asian="11pt" style:font-weight-asian="normal" style:font-size-complex="11pt"/>
    </style:style>
    <style:style style:name="P12" style:family="paragraph" style:parent-style-name="Text_20__28_user_29_">
      <style:text-properties fo:color="#000000" loext:opacity="100%" fo:font-size="10pt" fo:language="pt" fo:country="BR" style:font-size-asian="10pt"/>
    </style:style>
    <style:style style:name="P13" style:family="paragraph" style:parent-style-name="Text_20_body_20_indent">
      <style:paragraph-properties fo:margin-right="0cm" fo:line-height="105%" fo:text-indent="0.42cm" style:auto-text-indent="false"/>
      <style:text-properties fo:color="#000000" loext:opacity="100%" fo:font-size="10pt" fo:language="pt" fo:country="BR" style:font-size-asian="10pt"/>
    </style:style>
    <style:style style:name="P14" style:family="paragraph" style:parent-style-name="Text_20_body_20_indent">
      <style:paragraph-properties fo:line-height="105%"/>
      <style:text-properties fo:color="#000000" loext:opacity="100%" fo:font-size="10pt" fo:language="pt" fo:country="BR" style:font-size-asian="10pt"/>
    </style:style>
    <style:style style:name="P15" style:family="paragraph" style:parent-style-name="Authors">
      <style:paragraph-properties fo:margin-top="0.423cm" fo:margin-bottom="0.212cm" style:contextual-spacing="false"/>
      <style:text-properties fo:color="#000000" loext:opacity="100%" fo:font-size="10pt" fo:language="pt" fo:country="BR" fo:font-weight="bold" officeooo:rsid="000297cd" officeooo:paragraph-rsid="000297cd" style:font-size-asian="10pt" style:font-weight-asian="bold"/>
    </style:style>
    <style:style style:name="P16" style:family="paragraph" style:parent-style-name="Text_20__28_user_29_">
      <style:text-properties fo:font-size="14pt" fo:language="pt" fo:country="BR" style:font-size-asian="14pt" style:font-size-complex="14pt"/>
    </style:style>
    <style:style style:name="P17" style:family="paragraph" style:parent-style-name="Text_20__28_user_29_">
      <style:text-properties fo:font-size="14pt" fo:language="pt" fo:country="BR" fo:font-weight="bold" style:font-size-asian="14pt" style:font-weight-asian="bold" style:font-size-complex="14pt"/>
    </style:style>
    <style:style style:name="P18" style:family="paragraph" style:parent-style-name="Text_20_body_20_indent">
      <style:paragraph-properties fo:margin-right="0cm" fo:line-height="105%" fo:text-indent="0.42cm" style:auto-text-indent="false"/>
      <style:text-properties fo:font-size="10pt" fo:language="pt" fo:country="BR" style:font-size-asian="10pt"/>
    </style:style>
    <style:style style:name="P19" style:family="paragraph" style:parent-style-name="Abstract">
      <style:paragraph-properties fo:margin-right="0cm" fo:margin-top="0.423cm" fo:margin-bottom="0.212cm" style:contextual-spacing="false" fo:text-indent="0cm" style:auto-text-indent="false">
        <style:tab-stops>
          <style:tab-stop style:position="1.752cm"/>
        </style:tab-stops>
      </style:paragraph-properties>
      <style:text-properties fo:font-size="11pt" fo:letter-spacing="-0.004cm" fo:language="pt" fo:country="BR" fo:font-weight="normal" style:font-size-asian="11pt" style:font-weight-asian="normal" style:font-size-complex="11pt"/>
    </style:style>
    <style:style style:name="P20" style:family="paragraph" style:parent-style-name="IndexTerms">
      <style:paragraph-properties fo:margin-right="0cm" fo:margin-top="0.423cm" fo:margin-bottom="0.212cm" style:contextual-spacing="false" fo:text-indent="0cm" style:auto-text-indent="false"/>
      <style:text-properties fo:language="pt" fo:country="BR"/>
    </style:style>
    <style:style style:name="P21" style:family="paragraph" style:parent-style-name="IndexTerms">
      <style:paragraph-properties fo:margin-right="0cm" fo:margin-top="0.423cm" fo:margin-bottom="0.212cm" style:contextual-spacing="false" fo:text-indent="0cm" style:auto-text-indent="false" style:snap-to-layout-grid="false"/>
      <style:text-properties fo:color="#000000" loext:opacity="100%" fo:font-size="11pt" fo:letter-spacing="-0.004cm" fo:language="pt" fo:country="BR" fo:font-weight="normal" style:font-size-asian="11pt" style:font-weight-asian="normal" style:font-size-complex="11pt"/>
    </style:style>
    <style:style style:name="P22" style:family="paragraph" style:parent-style-name="Abstract">
      <style:paragraph-properties fo:margin-right="0cm" fo:margin-top="0.847cm" fo:margin-bottom="0.212cm" style:contextual-spacing="false" fo:text-indent="0cm" style:auto-text-indent="false">
        <style:tab-stops>
          <style:tab-stop style:position="1.752cm"/>
        </style:tab-stops>
      </style:paragraph-properties>
      <style:text-properties fo:language="pt" fo:country="BR"/>
    </style:style>
    <style:style style:name="P23" style:family="paragraph" style:parent-style-name="Biography">
      <style:text-properties fo:language="pt" fo:country="BR"/>
    </style:style>
    <style:style style:name="P24" style:family="paragraph" style:parent-style-name="Biography">
      <style:paragraph-properties fo:margin-left="0cm" fo:margin-right="0cm" fo:text-indent="0cm" style:auto-text-indent="false"/>
    </style:style>
    <style:style style:name="P25" style:family="paragraph" style:parent-style-name="Footer">
      <style:text-properties fo:language="pt" fo:country="BR"/>
    </style:style>
    <style:style style:name="P26" style:family="paragraph" style:parent-style-name="Heading_20_1" style:list-style-name="WW8Num2">
      <style:paragraph-properties fo:break-before="page"/>
      <style:text-properties fo:language="pt" fo:country="BR"/>
    </style:style>
    <style:style style:name="P27" style:family="paragraph" style:parent-style-name="Heading_20_1" style:list-style-name="WW8Num2" style:master-page-name="Converter_20_1">
      <style:paragraph-properties style:page-number="auto"/>
      <style:text-properties fo:language="pt" fo:country="BR"/>
    </style:style>
    <style:style style:name="P28" style:family="paragraph" style:parent-style-name="Heading_20_1" style:list-style-name="WW8Num2" style:master-page-name="Converter_20_2">
      <style:paragraph-properties style:page-number="auto"/>
      <style:text-properties fo:language="pt" fo:country="BR"/>
    </style:style>
    <style:style style:name="P29" style:family="paragraph" style:parent-style-name="Heading_20_1" style:list-style-name="WW8Num2">
      <style:paragraph-properties fo:break-before="page"/>
      <style:text-properties fo:language="pt" fo:country="BR" style:language-asian="none" style:country-asian="none"/>
    </style:style>
    <style:style style:name="P30" style:family="paragraph" style:parent-style-name="Heading_20_2" style:list-style-name="WW8Num13">
      <style:text-properties fo:language="pt" fo:country="BR"/>
    </style:style>
    <style:style style:name="P31" style:family="paragraph" style:parent-style-name="Heading_20_2" style:list-style-name="WW8Num13">
      <style:text-properties fo:language="pt" fo:country="BR" officeooo:rsid="000c1c2f" officeooo:paragraph-rsid="000c1c2f"/>
    </style:style>
    <style:style style:name="P32" style:family="paragraph" style:parent-style-name="Heading_20_2" style:list-style-name="WW8Num13">
      <style:text-properties fo:language="pt" fo:country="BR" fo:font-style="italic" officeooo:rsid="000e9ff3" officeooo:paragraph-rsid="000e9ff3" style:font-style-asian="italic" style:font-style-complex="italic"/>
    </style:style>
    <style:style style:name="P33" style:family="paragraph" style:parent-style-name="Standard">
      <style:text-properties fo:language="pt" fo:country="BR"/>
    </style:style>
    <style:style style:name="P34" style:family="paragraph" style:parent-style-name="Standard">
      <style:paragraph-properties fo:margin-right="0cm" fo:line-height="105%" fo:text-indent="0.42cm" style:auto-text-indent="false"/>
      <style:text-properties fo:font-size="10pt" fo:language="pt" fo:country="BR" officeooo:rsid="00059793" officeooo:paragraph-rsid="00059793" style:font-size-asian="10pt" style:font-size-complex="10pt"/>
    </style:style>
    <style:style style:name="P35" style:family="paragraph" style:parent-style-name="Standard">
      <style:paragraph-properties fo:margin-top="0.423cm" fo:margin-bottom="0.212cm" style:contextual-spacing="false" fo:text-align="center" style:justify-single-word="false"/>
      <style:text-properties fo:font-size="14pt" fo:language="pt" fo:country="BR" fo:font-weight="bold" officeooo:paragraph-rsid="000297cd" style:font-size-asian="14pt" style:font-weight-asian="bold"/>
    </style:style>
    <style:style style:name="P36" style:family="paragraph" style:parent-style-name="Text_20__28_user_29_">
      <style:text-properties fo:language="pt" fo:country="BR"/>
    </style:style>
    <style:style style:name="P37" style:family="paragraph" style:parent-style-name="Text_20_body">
      <style:paragraph-properties fo:margin-left="0cm" fo:margin-right="0cm" fo:margin-top="0cm" fo:margin-bottom="0.499cm" style:contextual-spacing="false" fo:text-indent="0cm" style:auto-text-indent="false" style:writing-mode="lr-tb"/>
      <style:text-properties fo:font-size="10pt" fo:language="pt" fo:country="BR" officeooo:paragraph-rsid="0010550b" fo:background-color="transparent" style:font-size-asian="10pt" style:font-size-complex="10pt"/>
    </style:style>
    <style:style style:name="P38" style:family="paragraph" style:parent-style-name="Text_20_body">
      <style:paragraph-properties fo:margin-right="0cm" fo:line-height="105%" fo:text-indent="0cm" style:auto-text-indent="false"/>
      <style:text-properties fo:color="#000000" loext:opacity="100%" fo:font-size="10pt" fo:language="pt" fo:country="BR" style:font-size-asian="10pt"/>
    </style:style>
    <style:style style:name="P39" style:family="paragraph" style:parent-style-name="Text_20_body">
      <style:paragraph-properties fo:margin-right="0cm" fo:line-height="105%" fo:text-indent="0.42cm" style:auto-text-indent="false"/>
      <style:text-properties fo:color="#000000" loext:opacity="100%" fo:font-size="10pt" fo:language="pt" fo:country="BR" officeooo:rsid="00071106" officeooo:paragraph-rsid="00071106" fo:background-color="transparent" style:font-size-asian="10pt"/>
    </style:style>
    <style:style style:name="P40" style:family="paragraph" style:parent-style-name="Text_20_body">
      <style:paragraph-properties fo:margin-right="0cm" fo:line-height="105%" fo:text-indent="0cm" style:auto-text-indent="false"/>
      <style:text-properties fo:color="#000000" loext:opacity="100%" fo:font-size="10pt" fo:language="pt" fo:country="BR" officeooo:paragraph-rsid="0011e1f0" fo:background-color="transparent" style:font-size-asian="10pt"/>
    </style:style>
    <style:style style:name="P41" style:family="paragraph" style:parent-style-name="Text_20_body">
      <style:paragraph-properties fo:margin-left="0cm" fo:margin-right="0cm" fo:margin-top="0cm" fo:margin-bottom="0.499cm" style:contextual-spacing="false" fo:text-indent="0cm" style:auto-text-indent="false" style:writing-mode="lr-tb"/>
      <style:text-properties fo:language="pt" fo:country="BR"/>
    </style:style>
    <style:style style:name="P42" style:family="paragraph" style:parent-style-name="Text_20_body">
      <style:paragraph-properties fo:margin-left="0cm" fo:margin-right="0cm" fo:text-indent="0cm" style:auto-text-indent="false"/>
      <style:text-properties fo:language="pt" fo:country="BR"/>
    </style:style>
    <style:style style:name="P43" style:family="paragraph" style:parent-style-name="Text_20_body" style:list-style-name="WW8Num16">
      <style:paragraph-properties fo:line-height="105%"/>
      <style:text-properties fo:language="pt" fo:country="BR" officeooo:paragraph-rsid="000c1c2f" fo:background-color="transparent"/>
    </style:style>
    <style:style style:name="P44" style:family="paragraph" style:parent-style-name="Text_20_body" style:list-style-name="WW8Num16">
      <style:paragraph-properties fo:line-height="105%"/>
      <style:text-properties fo:language="pt" fo:country="BR" officeooo:paragraph-rsid="000c1c2f"/>
    </style:style>
    <style:style style:name="P45" style:family="paragraph" style:parent-style-name="Text_20_body">
      <style:paragraph-properties fo:margin-left="0cm" fo:margin-right="0cm" fo:margin-top="0cm" fo:margin-bottom="0.499cm" style:contextual-spacing="false" fo:text-indent="0cm" style:auto-text-indent="false" style:writing-mode="lr-tb"/>
      <style:text-properties fo:language="pt" fo:country="BR" officeooo:paragraph-rsid="0011e1f0"/>
    </style:style>
    <style:style style:name="P46" style:family="paragraph" style:parent-style-name="Text_20_body">
      <style:paragraph-properties fo:margin-left="0cm" fo:margin-right="0cm" fo:text-indent="0cm" style:auto-text-indent="false"/>
      <style:text-properties fo:language="pt" fo:country="BR" officeooo:paragraph-rsid="0011e1f0"/>
    </style:style>
    <style:style style:name="P47" style:family="paragraph" style:parent-style-name="Text_20_body">
      <style:paragraph-properties fo:margin-left="0cm" fo:margin-right="0cm" fo:margin-top="0cm" fo:margin-bottom="0.499cm" style:contextual-spacing="false" fo:text-indent="0cm" style:auto-text-indent="false" style:writing-mode="lr-tb"/>
      <style:text-properties fo:language="pt" fo:country="BR" officeooo:rsid="0011e1f0" officeooo:paragraph-rsid="0011e1f0"/>
    </style:style>
    <style:style style:name="P48" style:family="paragraph" style:parent-style-name="Text_20_body_20_indent" style:list-style-name="WW8Num4">
      <style:paragraph-properties fo:line-height="105%"/>
      <style:text-properties fo:color="#000000" loext:opacity="100%" fo:font-size="10pt" fo:language="pt" fo:country="BR" style:font-size-asian="10pt"/>
    </style:style>
    <style:style style:name="P49" style:family="paragraph" style:parent-style-name="Text_20_body_20_indent" style:list-style-name="WW8Num4">
      <style:paragraph-properties fo:line-height="105%"/>
      <style:text-properties fo:language="pt" fo:country="BR"/>
    </style:style>
    <style:style style:name="P50" style:family="paragraph" style:parent-style-name="Text_20_body_20_indent" style:list-style-name="WW8Num16">
      <style:paragraph-properties fo:line-height="105%" fo:text-indent="0cm" style:auto-text-indent="false"/>
      <style:text-properties fo:language="pt" fo:country="BR" officeooo:paragraph-rsid="000b0ece"/>
    </style:style>
    <style:style style:name="P51" style:family="paragraph" style:parent-style-name="Text_20_body_20_indent">
      <style:paragraph-properties fo:margin-right="0cm" fo:line-height="105%" fo:text-indent="0cm" style:auto-text-indent="false"/>
      <style:text-properties fo:language="pt" fo:country="BR"/>
    </style:style>
    <style:style style:name="P52" style:family="paragraph" style:parent-style-name="Text_20_body_20_indent">
      <style:paragraph-properties fo:margin-right="0cm" fo:line-height="105%" fo:text-indent="0.42cm" style:auto-text-indent="false"/>
      <style:text-properties fo:language="pt" fo:country="BR"/>
    </style:style>
    <style:style style:name="P53" style:family="paragraph" style:parent-style-name="Text_20_body_20_indent" style:list-style-name="WW8Num4">
      <style:paragraph-properties fo:line-height="105%"/>
      <style:text-properties fo:language="pt" fo:country="BR" officeooo:rsid="00073209" officeooo:paragraph-rsid="00073209"/>
    </style:style>
    <style:style style:name="P54" style:family="paragraph">
      <loext:graphic-properties draw:fill="none" draw:fill-color="#ffffff"/>
      <style:paragraph-properties fo:text-align="center"/>
    </style:style>
    <style:style style:name="T1" style:family="text">
      <style:text-properties fo:color="#ffffff" loext:opacity="100%" fo:font-size="6pt" fo:language="pt" fo:country="BR" fo:font-style="italic" fo:font-weight="bold" style:font-size-asian="6pt" style:font-style-asian="italic" style:font-weight-asian="bold"/>
    </style:style>
    <style:style style:name="T2" style:family="text">
      <style:text-properties fo:color="#ffffff" loext:opacity="100%" fo:font-size="6pt" fo:font-style="italic" fo:font-weight="bold" style:font-size-asian="6pt" style:font-style-asian="italic" style:font-weight-asian="bold"/>
    </style:style>
    <style:style style:name="T3" style:family="text">
      <style:text-properties fo:color="#000000" loext:opacity="100%" fo:font-size="10pt" style:font-size-asian="10pt"/>
    </style:style>
    <style:style style:name="T4" style:family="text">
      <style:text-properties fo:color="#000000" loext:opacity="100%" fo:font-size="10pt" officeooo:rsid="00073209" style:font-size-asian="10pt"/>
    </style:style>
    <style:style style:name="T5" style:family="text">
      <style:text-properties fo:color="#000000" loext:opacity="100%" fo:font-size="10pt" fo:language="pt" fo:country="BR" style:font-size-asian="10pt"/>
    </style:style>
    <style:style style:name="T6" style:family="text">
      <style:text-properties fo:color="#000000" loext:opacity="100%" fo:font-size="10pt" fo:language="pt" fo:country="BR" fo:font-style="normal" officeooo:rsid="000b0ece" style:font-size-asian="10pt" style:font-style-asian="normal" style:font-style-complex="normal"/>
    </style:style>
    <style:style style:name="T7" style:family="text">
      <style:text-properties fo:color="#000000" loext:opacity="100%" fo:font-size="10pt" fo:font-style="normal" officeooo:rsid="000b0ece" style:font-size-asian="10pt" style:font-style-asian="normal" style:font-style-complex="normal"/>
    </style:style>
    <style:style style:name="T8" style:family="text">
      <style:text-properties fo:language="pt" fo:country="BR"/>
    </style:style>
    <style:style style:name="T9" style:family="text">
      <style:text-properties fo:language="pt" fo:country="BR" fo:background-color="transparent" loext:char-shading-value="0"/>
    </style:style>
    <style:style style:name="T10" style:family="text">
      <style:text-properties fo:font-size="12pt" fo:letter-spacing="-0.004cm" fo:language="pt" fo:country="BR" style:font-size-asian="12pt" style:font-size-complex="11pt"/>
    </style:style>
    <style:style style:name="T11" style:family="text">
      <style:text-properties fo:font-size="12pt" fo:letter-spacing="-0.004cm" style:font-size-asian="12pt" style:font-size-complex="11pt"/>
    </style:style>
    <style:style style:name="T12" style:family="text">
      <style:text-properties fo:font-size="12pt" fo:language="pt" fo:country="BR" style:font-size-asian="12pt" style:font-size-complex="11pt"/>
    </style:style>
    <style:style style:name="T13" style:family="text">
      <style:text-properties fo:font-size="12pt" style:font-size-asian="12pt" style:font-size-complex="11pt"/>
    </style:style>
    <style:style style:name="T14" style:family="text">
      <style:text-properties fo:font-size="11pt" fo:letter-spacing="-0.004cm" fo:language="pt" fo:country="BR" fo:font-style="italic" style:font-size-asian="11pt" style:font-style-asian="italic" style:font-size-complex="11pt"/>
    </style:style>
    <style:style style:name="T15" style:family="text">
      <style:text-properties fo:font-size="11pt" fo:letter-spacing="-0.004cm" fo:language="pt" fo:country="BR" fo:font-weight="normal" style:font-size-asian="11pt" style:font-weight-asian="normal" style:font-size-complex="11pt"/>
    </style:style>
    <style:style style:name="T16" style:family="text">
      <style:text-properties fo:font-size="11pt" fo:letter-spacing="-0.004cm" fo:font-style="italic" style:font-size-asian="11pt" style:font-style-asian="italic" style:font-size-complex="11pt"/>
    </style:style>
    <style:style style:name="T17" style:family="text">
      <style:text-properties fo:font-size="11pt" fo:letter-spacing="-0.004cm" fo:font-weight="normal" style:font-size-asian="11pt" style:font-weight-asian="normal" style:font-size-complex="11pt"/>
    </style:style>
    <style:style style:name="T18" style:family="text">
      <style:text-properties fo:font-size="11pt" fo:language="pt" fo:country="BR" fo:font-style="italic" style:font-size-asian="11pt" style:font-style-asian="italic" style:font-size-complex="11pt"/>
    </style:style>
    <style:style style:name="T19" style:family="text">
      <style:text-properties fo:font-size="11pt" fo:language="es" fo:country="ES" fo:font-style="italic" fo:font-weight="normal" officeooo:rsid="00046d1f" style:font-size-asian="11pt" style:font-style-asian="italic" style:font-weight-asian="normal" style:font-size-complex="11pt"/>
    </style:style>
    <style:style style:name="T20" style:family="text">
      <style:text-properties fo:font-size="11pt" fo:font-style="italic" style:font-size-asian="11pt" style:font-style-asian="italic" style:font-size-complex="11pt"/>
    </style:style>
    <style:style style:name="T21" style:family="text">
      <style:text-properties fo:font-size="11pt" fo:font-style="italic" fo:font-weight="normal" officeooo:rsid="00046d1f" style:font-size-asian="11pt" style:font-style-asian="italic" style:font-weight-asian="normal" style:font-size-complex="11pt"/>
    </style:style>
    <style:style style:name="T22" style:family="text">
      <style:text-properties fo:language="es" fo:country="ES"/>
    </style:style>
    <style:style style:name="T23" style:family="text">
      <style:text-properties fo:font-style="italic" fo:background-color="transparent" loext:char-shading-value="0" style:font-style-asian="italic" style:font-style-complex="italic"/>
    </style:style>
    <style:style style:name="T24" style:family="text">
      <style:text-properties officeooo:rsid="00073209"/>
    </style:style>
    <style:style style:name="T25" style:family="text">
      <style:text-properties fo:font-size="10pt" fo:language="pt" fo:country="BR" style:font-size-asian="10pt" style:language-asian="none" style:country-asian="none"/>
    </style:style>
    <style:style style:name="T26" style:family="text">
      <style:text-properties fo:font-size="10pt" fo:language="pt" fo:country="BR" style:font-size-asian="10pt" style:language-asian="none" style:country-asian="none" loext:padding="0cm" loext:border="none"/>
    </style:style>
    <style:style style:name="T27" style:family="text">
      <style:text-properties fo:font-size="10pt" fo:language="pt" fo:country="BR" style:font-size-asian="10pt" style:font-size-complex="10pt"/>
    </style:style>
    <style:style style:name="T28" style:family="text">
      <style:text-properties fo:font-size="10pt" fo:language="pt" fo:country="BR" fo:background-color="transparent" loext:char-shading-value="0" style:font-size-asian="10pt" style:font-size-complex="10pt"/>
    </style:style>
    <style:style style:name="T29" style:family="text">
      <style:text-properties fo:font-size="10pt" fo:language="pt" fo:country="BR" officeooo:rsid="0009c335" fo:background-color="transparent" loext:char-shading-value="0" style:font-size-asian="10pt" style:font-size-complex="10pt"/>
    </style:style>
    <style:style style:name="T30" style:family="text">
      <style:text-properties fo:font-size="10pt" fo:language="pt" fo:country="BR" officeooo:rsid="0010550b" fo:background-color="transparent" loext:char-shading-value="0" style:font-size-asian="10pt" style:font-size-complex="10pt"/>
    </style:style>
    <style:style style:name="T31" style:family="text">
      <style:text-properties fo:font-size="10pt" style:font-size-asian="10pt" style:font-size-complex="10pt"/>
    </style:style>
    <style:style style:name="T32" style:family="text">
      <style:text-properties fo:font-size="10pt" style:font-size-asian="10pt" style:language-asian="none" style:country-asian="none"/>
    </style:style>
    <style:style style:name="T33" style:family="text">
      <style:text-properties fo:font-size="10pt" style:font-size-asian="10pt" style:language-asian="none" style:country-asian="none" loext:padding="0cm" loext:border="none"/>
    </style:style>
    <style:style style:name="T34" style:family="text">
      <style:text-properties fo:font-size="10pt" fo:background-color="transparent" loext:char-shading-value="0" style:font-size-asian="10pt" style:font-size-complex="10pt"/>
    </style:style>
    <style:style style:name="T35" style:family="text">
      <style:text-properties fo:font-size="10pt" officeooo:rsid="0009c335" fo:background-color="transparent" loext:char-shading-value="0" style:font-size-asian="10pt" style:font-size-complex="10pt"/>
    </style:style>
    <style:style style:name="T36" style:family="text">
      <style:text-properties fo:font-size="10pt" officeooo:rsid="0010550b" fo:background-color="transparent" loext:char-shading-value="0" style:font-size-asian="10pt" style:font-size-complex="10pt"/>
    </style:style>
    <style:style style:name="T37" style:family="text">
      <style:text-properties fo:font-size="10pt" officeooo:rsid="0011e1f0" fo:background-color="transparent" loext:char-shading-value="0" style:font-size-asian="10pt" style:language-asian="none" style:country-asian="none"/>
    </style:style>
    <style:style style:name="T38" style:family="text">
      <style:text-properties fo:background-color="transparent" loext:char-shading-value="0"/>
    </style:style>
    <style:style style:name="T39" style:family="text">
      <style:text-properties officeooo:rsid="000297cd" fo:background-color="transparent" loext:char-shading-value="0" style:font-size-complex="14pt"/>
    </style:style>
    <style:style style:name="T40" style:family="text">
      <style:text-properties officeooo:rsid="000c1c2f" fo:background-color="transparent" loext:char-shading-value="0"/>
    </style:style>
    <style:style style:name="T41" style:family="text">
      <style:text-properties officeooo:rsid="000e9ff3" fo:background-color="transparent" loext:char-shading-value="0"/>
    </style:style>
    <style:style style:name="T42" style:family="text">
      <style:text-properties officeooo:rsid="0010550b" fo:background-color="transparent" loext:char-shading-value="0"/>
    </style:style>
    <style:style style:name="T43" style:family="text">
      <style:text-properties officeooo:rsid="0011e1f0" fo:background-color="transparent" loext:char-shading-value="0"/>
    </style:style>
    <style:style style:name="T44" style:family="text">
      <style:text-properties officeooo:rsid="000297cd" style:font-size-complex="14pt"/>
    </style:style>
    <style:style style:name="T45" style:family="text">
      <style:text-properties officeooo:rsid="000e9ff3"/>
    </style:style>
    <style:style style:name="T46" style:family="text">
      <style:text-properties officeooo:rsid="0010550b"/>
    </style:style>
    <style:style style:name="T47" style:family="text">
      <style:text-properties officeooo:rsid="0011e1f0"/>
    </style:style>
    <style:style style:name="T48" style:family="text">
      <style:text-properties officeooo:rsid="0011e1f0" style:language-asian="none" style:country-asian="none"/>
    </style:style>
    <style:style style:name="fr1" style:family="graphic" style:parent-style-name="Frame">
      <style:graphic-properties fo:margin-left="0.319cm" fo:margin-right="0.319cm" fo:margin-top="0.127cm" fo:margin-bottom="0.127cm" style:wrap="parallel" style:number-wrapped-paragraphs="no-limit" style:vertical-pos="from-top" style:vertical-rel="paragraph" style:horizontal-pos="from-left" style:horizontal-rel="paragraph" fo:background-color="#ffffff" draw:fill="solid" draw:fill-color="#ffffff" fo:padding-left="0.256cm" fo:padding-right="0.256cm" fo:padding-top="0.129cm" fo:padding-bottom="0.129cm" fo:border="none"/>
    </style:style>
    <style:style style:name="fr2" style:family="graphic" style:parent-style-name="Frame">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left="0.256cm" fo:padding-right="0.256cm" fo:padding-top="0.129cm" fo:padding-bottom="0.129cm" fo:border="none"/>
    </style:style>
    <style:style style:name="fr3"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solid" svg:stroke-width="0.088cm" svg:stroke-color="#c0504d" draw:stroke-linejoin="miter" draw:fill="none" draw:fill-color="#ffffff" draw:textarea-horizontal-align="left" draw:textarea-vertical-align="top" draw:auto-grow-height="false" fo:padding-top="0.229cm" fo:padding-bottom="0.229cm" fo:padding-left="0.441cm" fo:padding-right="0.441cm" fo:wrap-option="wrap" draw:shadow-color="#868686" draw:start-line-spacing-horizontal="0cm" draw:start-line-spacing-vertical="0cm" draw:end-line-spacing-horizontal="0cm" draw:end-line-spacing-vertical="0cm" loext:decorative="false"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draw:frame draw:style-name="fr1" draw:name="Quadro1" text:anchor-type="char" svg:x="-0.122cm" svg:y="0.776cm" svg:width="18.381cm" svg:height="19.641cm" draw:z-index="24"><draw:text-box><table:table table:name="Tabela1" table:style-name="Tabela1"><table:table-column table:style-name="Tabela1.A"/><table:table-row table:style-name="Tabela1.1"><table:table-cell table:style-name="Tabela1.A1" office:value-type="string"><text:p text:style-name="P35"><text:bookmark text:name="docs-internal-guid-c7c544b1-7fff-1a70-3684-c18e285a7f79"/><text:span text:style-name="T39">Dados estruturados em uma estrutura Event Sourcing: um estudo comparativo MongoDB x SQL Server</text:span><text:span text:style-name="T44"> </text:span></text:p></table:table-cell></table:table-row><table:table-row table:style-name="Tabela1.1"><table:table-cell table:style-name="Tabela1.A2" office:value-type="string"><text:p text:style-name="P15">Matheus da Costa Oliveira</text:p></table:table-cell></table:table-row><table:table-row table:style-name="Tabela1.1"><table:table-cell table:style-name="Tabela1.A3" office:value-type="string"><text:p text:style-name="P22"><text:span text:style-name="T11">RESUMO</text:span><text:span text:style-name="T16"><text:line-break/></text:span><text:span text:style-name="T17">Este relatório apresenta …… (máximo de 20 linhas). </text:span></text:p><text:p text:style-name="P19">Apresente rapidamente o objetivo do trabalho, o desenvolvimento e os resultados obtidos.</text:p></table:table-cell></table:table-row><table:table-row table:style-name="Tabela1.1"><table:table-cell table:style-name="Tabela1.A4" office:value-type="string"><text:p text:style-name="P20"><text:span text:style-name="T13">Palavras-chave</text:span><text:span text:style-name="T20"><text:line-break/></text:span><text:span text:style-name="T21">MongoDB, SQL Server, Avaliação de performance</text:span></text:p></table:table-cell></table:table-row><table:table-row table:style-name="Tabela1.1"><table:table-cell table:style-name="Tabela1.A5" office:value-type="string"><text:p text:style-name="P11"/></table:table-cell></table:table-row><table:table-row table:style-name="Tabela1.1"><table:table-cell table:style-name="Tabela1.A6" office:value-type="string"><text:p text:style-name="P21"/></table:table-cell></table:table-row></table:table><text:p text:style-name="P3"/></draw:text-box></draw:frame></text:p>
      <text:list xml:id="list3724674278" text:style-name="WW8Num2">
        <text:list-item>
          <text:h text:style-name="P27" text:outline-level="1">INTRODUÇÃO</text:h>
        </text:list-item>
      </text:list>
      <text:list text:style-name="WW8Num13">
        <text:list-item>
          <text:h text:style-name="P30" text:outline-level="2">Contexto</text:h>
        </text:list-item>
      </text:list>
      <text:p text:style-name="P51"><text:span text:style-name="T31"><text:tab/></text:span><text:bookmark text:name="docs-internal-guid-24aeb19d-7fff-b1dd-6aa6-e32443438e20"/><text:span text:style-name="T35">A escolha de um </text:span><text:span text:style-name="T36">banco de dados</text:span><text:span text:style-name="T35"> é estrutural na criação de um software. Deve-se levar em conta, por exemplo, a compatibilidade do tipo de dados - relacional, documentos, objetos, etc – com os dados a serem armazenados, a escalabilidade, o custo e a capacidade de obtenção de mão de obra qualificada. Com a ampla adoção da computação em nuvem, escalabilidade e custo se tornaram ainda mais decisivos. Se por um lado a nuvem facilita o gerenciamento de infraestrutura, por outro o valor cobrado pelas empresas mantenedoras das ferramentas é bastante elevado, principalmente no Brasil, pois os preços são comumente cobrados em dólar.</text:span></text:p>
      <text:p text:style-name="P37"><text:tab/>A maior parte das empresas utilizam <text:span text:style-name="T46">bancos de dados</text:span> relacionais, tendo o SQL Server figurando entre os mais populares <text:span text:style-name="T46">(STACK OVERFLOW, 2023)</text:span>. O SQL Server é suportado pela Microsoft usufruindo tanto do suporte da empresa quanto da comunidade. Isso, combinado com a disponibilidade de versões gratuitas para uso pessoal e educacional, facilitam a adoção por estudantes e garante uma parcela considerável de mão de obra qualificada.<text:line-break/><text:tab/>Também amplamente adotado <text:span text:style-name="T46">(STACK OVERFLOW, 2023)</text:span>, o MongoDB é um <text:span text:style-name="T46">banco de dados</text:span> orientado a documentos, e também possui suporte massivo da comunidade <text:span text:style-name="T46">(STACK OVERFLOW, 2023)</text:span>. O MongoDB também possui versões gratuitas.</text:p>
      <text:list text:continue-numbering="true" text:style-name="WW8Num13">
        <text:list-item>
          <text:h text:style-name="P30" text:outline-level="2">Objetivo</text:h>
        </text:list-item>
      </text:list>
      <text:p text:style-name="P34"><text:bookmark text:name="docs-internal-guid-f8312556-7fff-5596-5c69-d7d3fd28bcc7"/><text:span text:style-name="T38">O objetivo deste trabalho consiste em observar e comparar a performance de leitura e escrita de dados gerados por uma aplicação </text:span><text:span text:style-name="T23">event sourcing</text:span><text:span text:style-name="T38"> entre dois tipos de estrutura em um </text:span><text:span text:style-name="T42">banco de dados</text:span><text:span text:style-name="T38">, a Relacional, utilizando SQL Server, e a Orientado </text:span><text:span text:style-name="T40">a</text:span><text:span text:style-name="T38"> Documentos, utilizando o MongoDB.</text:span> </text:p>
      <text:list text:continue-numbering="true" text:style-name="WW8Num13">
        <text:list-item>
          <text:h text:style-name="P30" text:outline-level="2">Motivação</text:h>
        </text:list-item>
      </text:list>
      <text:p text:style-name="P39"><text:bookmark text:name="docs-internal-guid-f5224f92-7fff-8d3d-363d-520175ebb2df"/>Diversas empresas ou entidades que possuem sistemas legados, cujos dados estão armazenados em um banco de dados Relacional, ao criarem novos sistemas ou atualizar processos, optam por continuar no mesmo banco de dados devido a diminuição de custos e aproveitamento de conhecimento. Porém, a escolha adequada de um <text:span text:style-name="T46">banco de dados</text:span> garante à organização facilidade de implementação, manutenção, melhor utilização de recursos computacionais, escalabilidade e custo.</text:p>
      <text:p text:style-name="P41"><text:span text:style-name="T38"><text:tab/>Os benefícios de uma mudança de tipo de banco de dados podem suplantar o custo de aprendizado e treinamento da equipe.</text:span></text:p>
      <text:list xml:id="list213331464191876" text:continue-numbering="true" text:style-name="WW8Num13">
        <text:list-item>
          <text:h text:style-name="P30" text:outline-level="2">Materiais</text:h>
        </text:list-item>
      </text:list>
      <text:p text:style-name="P13">Este trabalho foi realizado utilizando os seguintes recursos tecnológicos, modelos ou práticas:</text:p>
      <text:list text:style-name="WW8Num4">
        <text:list-item>
          <text:p text:style-name="P48"><text:span text:style-name="T24">Sistema de Gerenciamento de Banco de Dados SQL Server 2022</text:span>;</text:p>
        </text:list-item>
        <text:list-item>
          <text:p text:style-name="P48"><text:span text:style-name="T24">IDE SQL Server Management Studio</text:span>;</text:p>
        </text:list-item>
        <text:list-item>
          <text:p text:style-name="P49"><text:span text:style-name="T4">Sistema de Gerenciamento de Banco de Dados MongoDB Versão 7</text:span><text:span text:style-name="T3">;</text:span></text:p>
        </text:list-item>
        <text:list-item>
          <text:p text:style-name="P53"><text:span text:style-name="T3">Docker Engine;</text:span></text:p>
        </text:list-item>
        <text:list-item>
          <text:p text:style-name="P53"><text:span text:style-name="T3">Docker Hub;</text:span></text:p>
        </text:list-item>
        <text:list-item>
          <text:p text:style-name="P53"><text:span text:style-name="T3">Plataforma de Desenvolvimento de Software .NET 8;</text:span></text:p>
        </text:list-item>
        <text:list-item>
          <text:p text:style-name="P53"><text:span text:style-name="T3">Linguagem de Programação C#;</text:span></text:p>
        </text:list-item>
        <text:list-item>
          <text:p text:style-name="P53"><text:span text:style-name="T3">IDE Visual Studio Code;</text:span></text:p>
        </text:list-item>
      </text:list>
      <text:p text:style-name="P3"/>
      <text:list xml:id="list213329813154308" text:continue-list="list213331464191876" text:style-name="WW8Num13">
        <text:list-item>
          <text:h text:style-name="P30" text:outline-level="2">Metodologia do Trabalho</text:h>
        </text:list-item>
      </text:list>
      <text:p text:style-name="P52"><text:span text:style-name="T3">Este trabalho foi realizado nas seguintes etapas:</text:span></text:p>
      <text:list text:style-name="WW8Num16">
        <text:list-item>
          <text:p text:style-name="P43"><text:bookmark text:name="docs-internal-guid-e5ac1e83-7fff-dc82-7cdc-b29462303640"/><text:span text:style-name="T7">Criação de um ambiente idêntico entre os dois bancos de dados, utilizando Docker;</text:span></text:p>
        </text:list-item>
        <text:list-item>
          <text:p text:style-name="P43">Criação de um programa gerador de transações aleatórias, de inserção e consulta, a fim de simular um ambiente de produção real;</text:p>
        </text:list-item>
        <text:list-item>
          <text:p text:style-name="P44"><text:soft-page-break/><text:span text:style-name="T38">Execução do programa com diferentes escalas de transações e armazenamento dos resultados;</text:span></text:p>
        </text:list-item>
        <text:list-item>
          <text:p text:style-name="P44"><text:span text:style-name="T38">Análise dos resultados comparando a performance dos dois bancos de dados. </text:span></text:p>
          <text:p text:style-name="P50"/>
        </text:list-item>
      </text:list>
      <text:p text:style-name="P3"/>
      <text:list xml:id="list213330221097750" text:continue-list="list3724674278" text:style-name="WW8Num2">
        <text:list-item>
          <text:h text:style-name="P28" text:outline-level="1">Revisão de Tecnologias e Práticas</text:h>
        </text:list-item>
      </text:list>
      <text:list text:continue-list="list213329813154308" text:style-name="WW8Num13">
        <text:list-item text:start-value="1">
          <text:h text:style-name="P31" text:outline-level="2" text:restart-numbering="true" text:start-value="-1">SQL Server e bancos relacionais</text:h>
        </text:list-item>
      </text:list>
      <text:p text:style-name="P40"><text:bookmark text:name="docs-internal-guid-e53708bd-7fff-6113-5085-eba54be8b3d5"/><text:tab/>Bancos de dados relacionais utilizam a linguagem de consulta SQL. Armazenam os dados em tabelas, que consistem em um conjunto de registros, sendo cada registro composto por campos, também conhecidos por colunas <text:span text:style-name="T47">(</text:span><text:span text:style-name="T48">ELMASRI et al, 2005)</text:span>. Essa estrutura tabular entende que os dados ali armazenados possuem o mesmo tipo e o mesmo número de campos, sendo esses dados, portanto, estruturados.</text:p>
      <text:p text:style-name="P45"><text:span text:style-name="T38"><text:tab/>Com o objetivo de diminuir ou eliminar a repetição de dados, bancos relacionais são normalmente normalizados, o que acarreta a criação de múltiplas tabelas, com campos que apontam para um outro registro em outra tabela. Esses relacionamentos entre tabelas obrigam o uso de joins na consulta dos dados. Quanto maior o número de tabelas presentes na consulta e maior o número de registros em cada uma, mais complexo e custoso ela é.<text:line-break/><text:tab/>O SQL Server é um dos mais populares bancos relacionais do mercado, com ampla aceitação entre profissionais e estudantes </text:span><text:span text:style-name="T43">(</text:span><text:span text:style-name="T37">STACK OVERFLOW, 2024)</text:span><text:span text:style-name="T38">. Possui diversos trabalhos que provam sua eficiência em consultas, principalmente envolvendo o uso de </text:span><text:span text:style-name="T23">joins</text:span><text:span text:style-name="T38"> </text:span><text:span text:style-name="T43">(PARKER, </text:span><text:span text:style-name="T37">2013)</text:span><text:span text:style-name="T38">.</text:span> </text:p>
      <text:p text:style-name="P47">[ler novamento os artigos e incluir trabalhos relacionados]</text:p>
      <text:list text:continue-numbering="true" text:style-name="WW8Num13">
        <text:list-item>
          <text:h text:style-name="P30" text:outline-level="2"><text:span text:style-name="T45">NoSQL e MongoDB</text:span></text:h>
        </text:list-item>
      </text:list>
      <text:p text:style-name="P40"><text:bookmark text:name="docs-internal-guid-31ae2782-7fff-11de-2ab4-1e499aa9816f"/><text:tab/>Diferente dos bancos relacionais, os bancos NoSQL não obrigam que os dados armazenados sejam estruturados, não possuem tabelas nem relacionamentos. São altamente escaláveis e tolerantes à falhas, trabalhando com eficiência com grandes volumes de dados <text:span text:style-name="T47">(</text:span><text:span text:style-name="T48">PARKER, 2013)</text:span>. Existem muitos tipos de bancos NoSQL, mas neste trabalho utilizaremos o MongoDB.</text:p>
      <text:p text:style-name="P42"><text:span text:style-name="T38"><text:tab/>O MongoDB é um banco de código aberto orientado a documentos, armazenando dados em formato JSON. Cada documento contém todas as informações relacionadas a ele, retirando assim a necessidade de joins, mas aumentando o uso de armazenamento.</text:span> </text:p>
      <text:list xml:id="list213331338452079" text:continue-numbering="true" text:style-name="WW8Num13">
        <text:list-item>
          <text:h text:style-name="P32" text:outline-level="2">Event Sourcing</text:h>
        </text:list-item>
      </text:list>
      <text:p text:style-name="P38"><text:bookmark text:name="docs-internal-guid-722b21e8-7fff-89b1-916e-6444a76e5b4f"/><text:span text:style-name="T38"><text:tab/>É comum na tecnologia da informação a necessidade de geração de dados de auditoria ou </text:span><text:span text:style-name="T23">logs</text:span><text:span text:style-name="T38">. Esses dados garantem uma rastreabilidade, uma vez que é possível analisar todos os eventos que levaram ao estado atual dos dados.</text:span></text:p>
      <text:p text:style-name="P46"><text:span text:style-name="T38"><text:tab/></text:span><text:span text:style-name="T41">No</text:span><text:span text:style-name="T38"> desenvolvimento de software, um padrão possível de ser utilizado é o </text:span><text:span text:style-name="T23">Event Sourcing</text:span><text:span text:style-name="T38">. Esse padrão define a captura de todos os eventos de um determinado sistema ou entidade como uma sequência imutável </text:span><text:span text:style-name="T43">(</text:span><text:span text:style-name="T37">FOWLER, 2023)</text:span><text:span text:style-name="T38">. Assim, a rastreabilidade é garantida, já que não é possível a alteração dos dados já inseridos.</text:span> </text:p>
      <text:p text:style-name="P12"/>
      <text:p text:style-name="P4"/>
      <text:list xml:id="list213330788603664" text:continue-list="list213330221097750" text:style-name="WW8Num2">
        <text:list-item>
          <text:h text:style-name="P26" text:outline-level="1">Desenvolvimento</text:h>
        </text:list-item>
      </text:list>
      <text:p text:style-name="P4"/>
      <text:p text:style-name="P4">Nesta seção são apresentadas detalhadamente as etapas de desenvolvimento do trabalho ...... e etc</text:p>
      <text:p text:style-name="P4">Crie quantas seções forem necessárias .....</text:p>
      <text:p text:style-name="P4"/>
      <text:list text:continue-list="list213331338452079" text:style-name="WW8Num13">
        <text:list-item text:start-value="1">
          <text:h text:style-name="P30" text:outline-level="2" text:restart-numbering="true" text:start-value="-1">Abc</text:h>
        </text:list-item>
      </text:list>
      <text:p text:style-name="P16"/>
      <text:p text:style-name="P16"/>
      <text:list xml:id="list213331494089095" text:continue-numbering="true" text:style-name="WW8Num13">
        <text:list-item>
          <text:h text:style-name="P30" text:outline-level="2">Def</text:h>
        </text:list-item>
      </text:list>
      <text:p text:style-name="P17"/>
      <text:p text:style-name="P17"/>
      <text:p text:style-name="P4">Crie quantas seções forem necessárias .....</text:p>
      <text:p text:style-name="P17"/>
      <text:list xml:id="list213330057797146" text:continue-list="list213330788603664" text:style-name="WW8Num2">
        <text:list-item>
          <text:h text:style-name="P26" text:outline-level="1">Resultados e Análise</text:h>
        </text:list-item>
      </text:list>
      <text:p text:style-name="P4">Nesta seção são apresentados detalhadamente os resultados do trabalho ......</text:p>
      <text:p text:style-name="P4">Crie quantas seções forem necessárias .....</text:p>
      <text:list text:continue-list="list213331494089095" text:style-name="WW8Num13">
        <text:list-item text:start-value="1">
          <text:h text:style-name="P30" text:outline-level="2" text:restart-numbering="true" text:start-value="-1">aaaaa</text:h>
        </text:list-item>
      </text:list>
      <text:p text:style-name="P16"/>
      <text:p text:style-name="P16"/>
      <text:list xml:id="list213329698554380" text:continue-numbering="true" text:style-name="WW8Num13">
        <text:list-item>
          <text:h text:style-name="P30" text:outline-level="2">aaaaa</text:h>
        </text:list-item>
      </text:list>
      <text:p text:style-name="P18"/>
      <text:p text:style-name="P18"/>
      <text:list xml:id="list213330069611758" text:continue-list="list213330057797146" text:style-name="WW8Num2">
        <text:list-item>
          <text:h text:style-name="P26" text:outline-level="1">Conclusão</text:h>
        </text:list-item>
      </text:list>
      <text:p text:style-name="P14">O trabalho realizado permite avaliar ..... e que <text:s/>.......</text:p>
      <text:list text:continue-list="list213329698554380" text:style-name="WW8Num13">
        <text:list-item text:start-value="1">
          <text:h text:style-name="P30" text:outline-level="2" text:restart-numbering="true" text:start-value="-1">Dificuldade Encontradas</text:h>
        </text:list-item>
      </text:list>
      <text:p text:style-name="P5"/>
      <text:p text:style-name="P4">Nesta seção são apresentadas as dificuldades encontradas para a realização deste trabalho. SEÇÃO OBRIGATÓRIA</text:p>
      <text:p text:style-name="P13"/>
      <text:list text:continue-numbering="true" text:style-name="WW8Num13">
        <text:list-item>
          <text:h text:style-name="P30" text:outline-level="2">Aplicabilidade do Trabalho</text:h>
        </text:list-item>
      </text:list>
      <text:p text:style-name="P4"><text:span text:style-name="Strong_20_Emphasis"><text:span text:style-name="T8"/></text:span></text:p>
      <text:p text:style-name="P4">Nesta seção são apresentados contextos em que este trabalho pode ser aplicado. Estes contextos podem ser empresas, setores, áreas ou tipos particulares de problemas e situações SEÇÃO OBRIGATÓRIA</text:p>
      <text:p text:style-name="P13"/>
      <text:p text:style-name="P13"/>
      <text:list text:continue-list="list213330069611758" text:style-name="WW8Num2">
        <text:list-item>
          <text:h text:style-name="P29" text:outline-level="1">Bibliografia</text:h>
        </text:list-item>
      </text:list>
      <text:p text:style-name="P23"><text:span text:style-name="T32">Coloque as indicações bibliograficas seguindo do padrao ISO</text:span></text:p>
      <text:p text:style-name="P24"><text:span text:style-name="T25">ELMASRI, Ramez e Shamkant NAVATHE. </text:span><text:span text:style-name="T26">Sistemas de Banco de Dados</text:span><text:span text:style-name="T25">. 4</text:span><text:span text:style-name="T26">a</text:span><text:span text:style-name="T25"> ed. Addison Wesley, 2005. ISBN 9788588639171. </text:span></text:p>
      <text:p text:style-name="P24"><text:span text:style-name="T25">FOWLER, Martin. Event Sourcing. </text:span><text:span text:style-name="T26">martinfowler.com</text:span><text:span text:style-name="T25"> [em linha]. [sem data] [consult. 20 mar 2024]. Disponível em: </text:span><text:a xlink:type="simple" xlink:href="https://martinfowler.com/eaaDev/EventSourcing.html" office:target-frame-name="_blank" xlink:show="new" text:style-name="Internet_20_link" text:visited-style-name="Visited_20_Internet_20_Link"><text:span text:style-name="T26">https://martinfowler.com/eaaDev/EventSourcing.html</text:span></text:a><text:span text:style-name="T25"> </text:span></text:p>
      <text:p text:style-name="P24"><text:span text:style-name="T25">PARKER, Zachary, Scott POE e Susan V. VRBSKY. Comparing NoSQL MongoDB to an SQL DB. In: </text:span><text:span text:style-name="T26">the 51st ACM Southeast Conference</text:span><text:span text:style-name="T25"> [em linha]. New York, New York, USA: ACM Press, 2013 [consult. 21 mar 2024]. ISBN 9781450319010. Disponível em: doi:10.1145/2498328.2500047 </text:span></text:p>
      <text:p text:style-name="P24"><text:span text:style-name="T25">STACK OVERFLOW. Stack Overflow Developer Survey 2023. </text:span><text:span text:style-name="T26">Stack Overflow</text:span><text:span text:style-name="T25"> [em linha]. [sem data] [consult. 21 mar 2024]. Disponível em: </text:span><text:a xlink:type="simple" xlink:href="https://survey.stackoverflow.co/2023/#most-popular-technologies-database-prof" office:target-frame-name="_blank" xlink:show="new" text:style-name="Internet_20_link" text:visited-style-name="Visited_20_Internet_20_Link"><text:span text:style-name="T26">https://survey.stackoverflow.co/2023/#most-popular-technologies-database-prof</text:span></text:a><text:span text:style-name="T25">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6cm" style:writing-mode="lr-tb"/>
      <style:text-properties style:use-window-font-color="true" loext:opacity="0%" style:font-name="Liberation Serif" fo:font-size="12pt" fo:language="pt" fo:country="BR"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text-align="center" style:justify-single-word="false"/>
      <style:text-properties fo:font-size="24pt" style:letter-kerning="true" style:font-size-asian="2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next-style-name="Standard" style:class="extra">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list-style-name="WW8Num2" style:class="text">
      <style:paragraph-properties fo:margin-top="0.423cm" fo:margin-bottom="0.141cm" style:contextual-spacing="false" fo:keep-with-next="always"/>
      <style:text-properties fo:font-variant="small-caps" fo:color="#002060" loext:opacity="100%"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list-style-name="WW8Num13" style:class="text">
      <style:paragraph-properties fo:margin-left="0cm" fo:margin-right="0cm" fo:margin-top="0.423cm" fo:margin-bottom="0.141cm" style:contextual-spacing="false" fo:text-indent="0cm" style:auto-text-indent="false" fo:keep-with-next="always"/>
      <style:text-properties fo:color="#002060" loext:opacity="100%" fo:font-size="14pt" fo:font-weight="bold" style:font-size-asian="14pt" style:font-weight-asian="bold"/>
    </style:style>
    <style:style style:name="Heading_20_3" style:display-name="Heading 3" style:family="paragraph" style:parent-style-name="Standard" style:next-style-name="Standard" style:default-outline-level="3" style:list-style-name="WW8Num2" style:class="text">
      <style:paragraph-properties fo:keep-with-next="always"/>
      <style:text-properties fo:font-style="italic" style:font-style-asian="italic"/>
    </style:style>
    <style:style style:name="Heading_20_4" style:display-name="Heading 4" style:family="paragraph" style:parent-style-name="Standard" style:next-style-name="Standard" style:default-outline-level="4" style:list-style-name="WW8Num2" style:class="text">
      <style:paragraph-properties fo:keep-with-next="always"/>
      <style:text-properties fo:font-style="italic" style:font-style-asian="italic"/>
    </style:style>
    <style:style style:name="Heading_20_5" style:display-name="Heading 5" style:family="paragraph" style:parent-style-name="Standard" style:next-style-name="Standard" style:default-outline-level="5" style:list-style-name="WW8Num2" style:class="text">
      <style:paragraph-properties fo:keep-with-next="always"/>
      <style:text-properties fo:font-style="italic" style:font-style-asian="italic"/>
    </style:style>
    <style:style style:name="Heading_20_6" style:display-name="Heading 6" style:family="paragraph" style:parent-style-name="Standard" style:next-style-name="Standard" style:default-outline-level="6" style:list-style-name="WW8Num2" style:class="text">
      <style:paragraph-properties fo:keep-with-next="always"/>
      <style:text-properties fo:font-style="italic" style:font-style-asian="italic"/>
    </style:style>
    <style:style style:name="Heading_20_7" style:display-name="Heading 7" style:family="paragraph" style:parent-style-name="Standard" style:next-style-name="Standard" style:default-outline-level="7" style:list-style-name="WW8Num2" style:class="text">
      <style:paragraph-properties fo:keep-with-next="always"/>
      <style:text-properties fo:font-style="italic" style:font-style-asian="italic"/>
    </style:style>
    <style:style style:name="Heading_20_8" style:display-name="Heading 8" style:family="paragraph" style:parent-style-name="Standard" style:next-style-name="Standard" style:default-outline-level="8" style:list-style-name="WW8Num2" style:class="text">
      <style:paragraph-properties fo:keep-with-next="always"/>
      <style:text-properties fo:font-style="italic" style:font-style-asian="italic"/>
    </style:style>
    <style:style style:name="Heading_20_9" style:display-name="Heading 9" style:family="paragraph" style:parent-style-name="Standard" style:next-style-name="Standard" style:default-outline-level="9" style:list-style-name="WW8Num2" style:class="text">
      <style:paragraph-properties fo:keep-with-next="always"/>
      <style:text-properties fo:font-style="italic" style:font-style-asian="italic"/>
    </style:style>
    <style:style style:name="Abstract" style:family="paragraph" style:parent-style-name="Standard" style:next-style-name="Standard">
      <style:paragraph-properties fo:margin-left="0cm" fo:margin-right="0cm" fo:margin-top="0.035cm" fo:margin-bottom="0cm" style:contextual-spacing="false" fo:text-align="justify" style:justify-single-word="false" fo:text-indent="0.423cm" style:auto-text-indent="false"/>
      <style:text-properties fo:font-size="9pt" fo:font-weight="bold" style:font-size-asian="9pt" style:font-weight-asian="bold"/>
    </style:style>
    <style:style style:name="Authors" style:family="paragraph" style:parent-style-name="Standard" style:next-style-name="Standard">
      <style:paragraph-properties fo:margin-top="0cm" fo:margin-bottom="0.564cm" style:contextual-spacing="false" fo:text-align="center" style:justify-single-word="false"/>
      <style:text-properties fo:font-size="11pt" style:font-size-asian="11pt"/>
    </style:style>
    <style:style style:name="Footnote" style:family="paragraph" style:parent-style-name="Standard" style:class="extra">
      <style:paragraph-properties fo:margin-left="0cm" fo:margin-right="0cm" fo:text-align="justify" style:justify-single-word="false" fo:text-indent="0.423cm" style:auto-text-indent="false"/>
      <style:text-properties fo:font-size="8pt" style:font-size-asian="8pt"/>
    </style:style>
    <style:style style:name="Numerada" style:family="paragraph" style:parent-style-name="Standard" style:list-style-name="WW8StyleNum">
      <style:paragraph-properties fo:margin-left="0.635cm" fo:margin-right="0cm" fo:text-indent="-0.635cm" style:auto-text-indent="false"/>
    </style:style>
    <style:style style:name="References" style:family="paragraph" style:parent-style-name="Numerada" style:list-style-name="WW8Num19">
      <style:paragraph-properties fo:text-align="justify" style:justify-single-word="false"/>
      <style:text-properties fo:font-size="8pt" style:font-size-asian="8pt"/>
    </style:style>
    <style:style style:name="IndexTerms" style:family="paragraph" style:parent-style-name="Standard" style:next-style-name="Standard">
      <style:paragraph-properties fo:margin-left="0cm" fo:margin-right="0cm" fo:text-align="justify" style:justify-single-word="false" fo:text-indent="0.423cm" style:auto-text-indent="false"/>
      <style:text-properties fo:font-size="9pt" fo:font-weight="bold" style:font-size-asian="9pt" style:font-weight-asian="bold"/>
    </style:style>
    <style:style style:name="Theorem" style:family="paragraph" style:parent-style-name="Heading_20_3" style:default-outline-level="" style:list-style-name="WW8StyleNum1"/>
    <style:style style:name="Lemma" style:family="paragraph" style:parent-style-name="Heading_20_3" style:default-outline-level="" style:list-style-name="WW8StyleNum2"/>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ext_20_body_20_indent" style:display-name="Text body indent" style:family="paragraph" style:parent-style-name="Standard" style:class="text">
      <style:paragraph-properties fo:margin-left="0cm" fo:margin-right="0cm" fo:line-height="94%" fo:text-align="justify" style:justify-single-word="false" fo:text-indent="0.381cm" style:auto-text-indent="false">
        <style:tab-stops>
          <style:tab-stop style:position="-1.27cm"/>
          <style:tab-stop style:position="0cm"/>
          <style:tab-stop style:position="0.381cm"/>
          <style:tab-stop style:position="0.635cm"/>
          <style:tab-stop style:position="1.489cm"/>
          <style:tab-stop style:position="2.54cm"/>
          <style:tab-stop style:position="3.81cm"/>
          <style:tab-stop style:position="5.08cm"/>
          <style:tab-stop style:position="6.096cm"/>
          <style:tab-stop style:position="7.585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font-size="8pt" style:font-size-asian="8pt"/>
    </style:style>
    <style:style style:name="Text_20__28_user_29_" style:display-name="Text (user)" style:family="paragraph" style:parent-style-name="Standard">
      <style:paragraph-properties fo:margin-left="0cm" fo:margin-right="0cm" fo:line-height="105%" fo:text-align="justify" style:justify-single-word="false" fo:orphans="0" fo:widows="0" fo:text-indent="0.423cm" style:auto-text-indent="false"/>
    </style:style>
    <style:style style:name="Figure_20_Caption" style:display-name="Figure Caption" style:family="paragraph" style:parent-style-name="Standard">
      <style:paragraph-properties fo:text-align="justify" style:justify-single-word="false"/>
      <style:text-properties fo:font-size="8pt" style:font-size-asian="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style>
    <style:style style:name="Texto_20_sem_20_Formatação" style:display-name="Texto sem Formatação"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Biography" style:family="paragraph" style:parent-style-name="Texto_20_sem_20_Formatação">
      <style:paragraph-properties fo:margin-top="0.423cm" fo:margin-bottom="0cm" style:contextual-spacing="false" fo:text-align="justify" style:justify-single-word="false"/>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style>
    <style:style style:name="Biography_20_Body" style:display-name="Biography Body" style:family="paragraph" style:parent-style-name="Biography">
      <style:paragraph-properties fo:margin-left="0cm" fo:margin-right="0cm" fo:margin-top="0cm" fo:margin-bottom="0cm" style:contextual-spacing="false" fo:text-indent="0.423cm" style:auto-text-indent="false"/>
    </style:style>
    <style:style style:name="Corpo_20_de_20_texto_20_2" style:display-name="Corpo de texto 2" style:family="paragraph" style:parent-style-name="Standard">
      <style:paragraph-properties fo:text-align="justify" style:justify-single-word="false" fo:orphans="0" fo:widows="0"/>
      <style:text-properties style:font-name="Arial1" fo:font-family="Arial" style:font-family-generic="swiss" style:font-pitch="variable" style:font-name-complex="Arial1" style:font-family-complex="Arial" style:font-family-generic-complex="swiss" style:font-pitch-complex="variable"/>
    </style:style>
    <style:style style:name="Texto_20_de_20_comentário" style:display-name="Texto de comentário" style:family="paragraph" style:parent-style-name="Standard"/>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EEE_20_Body_20_Text" style:display-name="IEEE Body Text" style:family="paragraph" style:parent-style-name="Standard">
      <style:paragraph-properties fo:margin-left="0cm" fo:margin-right="0cm" fo:text-align="justify" style:justify-single-word="false" fo:text-indent="0.42cm" style:auto-text-indent="false" style:text-autospace="none">
        <style:tab-stops>
          <style:tab-stop style:position="8.001cm"/>
        </style:tab-stops>
      </style:paragraph-properties>
    </style:style>
    <style:style style:name="Normal_20__28_Web_29_" style:display-name="Normal (Web)" style:family="paragraph" style:parent-style-name="Standard">
      <style:paragraph-properties fo:margin-top="0.176cm" fo:margin-bottom="0.176cm" style:contextual-spacing="false"/>
      <style:text-properties fo:color="#000000" loext:opacity="100%" fo:font-size="12pt" fo:language="es" fo:country="ES" style:font-size-asian="12pt" style:font-size-complex="12pt"/>
    </style:style>
    <style:style style:name="Legenda2" style:family="paragraph" style:parent-style-name="Standard" style:next-style-name="Standard">
      <style:paragraph-properties fo:text-align="center" style:justify-single-word="false">
        <style:tab-stops>
          <style:tab-stop style:position="1.27cm"/>
        </style:tab-stops>
      </style:paragraph-properties>
      <style:text-properties fo:font-size="12pt" fo:language="pt" fo:country="BR" style:font-size-asian="12pt" style:font-weight-complex="bold"/>
    </style:style>
    <style:style style:name="Recuo_20_de_20_corpo_20_de_20_texto_20_3" style:display-name="Recuo de corpo de texto 3" style:family="paragraph" style:parent-style-name="Standard">
      <style:paragraph-properties fo:margin-left="0.499cm" fo:margin-right="0cm" fo:margin-top="0cm" fo:margin-bottom="0.212cm" style:contextual-spacing="false" fo:text-indent="0cm" style:auto-text-indent="false"/>
      <style:text-properties fo:font-size="8pt" style:font-size-asian="8pt" style:font-size-complex="8pt"/>
    </style:style>
    <style:style style:name="Reference_20_Head" style:display-name="Reference Head" style:family="paragraph" style:parent-style-name="Heading_20_1" style:list-style-name="">
      <style:paragraph-properties fo:margin-left="0cm" fo:margin-right="0cm" fo:text-indent="0cm" style:auto-text-indent="false" style:text-autospace="non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1z0"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8z0" style:family="text"/>
    <style:style style:name="WW8Num20z0"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style style:name="WW8Num25z0" style:family="text"/>
    <style:style style:name="WW8Num26z0"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30z0" style:family="text"/>
    <style:style style:name="WW8Num31z0" style:family="text"/>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style style:name="WW8Num34z0" style:family="text"/>
    <style:style style:name="WW8Num35z0" style:family="text"/>
    <style:style style:name="WW8NumSt21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Fonte_20_parág._20_padrão" style:display-name="Fonte parág. padrão"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language="en" fo:country="US"/>
    </style:style>
    <style:style style:name="Rodapé_20_Char" style:display-name="Rodapé Char" style:family="text">
      <style:text-properties fo:language="en" fo:country="US"/>
    </style:style>
    <style:style style:name="Internet_20_link" style:display-name="Internet link" style:family="text">
      <style:text-properties fo:color="#0000ff" loext:opacity="100%"/>
    </style:style>
    <style:style style:name="Visited_20_Internet_20_Link" style:display-name="Visited Internet Link" style:family="text">
      <style:text-properties fo:color="#800080" loext:opacity="100%"/>
    </style:style>
    <style:style style:name="Page_20_Number" style:display-name="Page Number" style:family="text" style:parent-style-name="Fonte_20_parág._20_padrão"/>
    <style:style style:name="Strong_20_Emphasis" style:display-name="Strong Emphasis" style:family="text">
      <style:text-properties fo:font-weight="bold" style:font-weight-asian="bold"/>
    </style:style>
    <style:style style:name="Ref._20_de_20_comentário" style:display-name="Ref. de comentário" style:family="text">
      <style:text-properties fo:font-size="8pt" style:font-size-asian="8pt" style:font-size-complex="8pt"/>
    </style:style>
    <style:style style:name="Texto_20_de_20_balão_20_Char" style:display-name="Texto de balão Char" style:family="tex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Título_20_3_20_Char" style:display-name="Título 3 Char" style:family="text">
      <style:text-properties fo:text-transform="uppercase" fo:font-size="12pt" fo:language="en" fo:country="US" fo:font-weight="bold" style:font-size-asian="12pt" style:font-weight-asian="bold" style:language-complex="ar" style:country-complex="SA"/>
    </style:style>
    <style:style style:name="Emphasis" style:family="text">
      <style:text-properties fo:font-style="italic" style:font-style-asian="italic" style:font-style-complex="italic"/>
    </style:style>
    <style:style style:name="style91" style:family="text">
      <style:text-properties fo:color="#660000" loext:opacity="100%" fo:font-style="italic" fo:font-weight="bold" style:font-style-asian="italic" style:font-weight-asian="bold" style:font-style-complex="italic" style:font-weight-complex="bold"/>
    </style:style>
    <style:style style:name="Recuo_20_de_20_corpo_20_de_20_texto_20_3_20_Char" style:display-name="Recuo de corpo de texto 3 Char" style:family="text">
      <style:text-properties fo:font-size="8pt" fo:language="en" fo:country="US" style:font-size-asian="8pt" style:font-size-complex="8pt"/>
    </style:style>
    <style:style style:name="Título_20_Char" style:display-name="Título Char" style:family="text">
      <style:text-properties fo:font-size="24pt" fo:language="en" fo:country="US" style:letter-kerning="true" style:font-size-asian="24pt"/>
    </style:style>
    <style:style style:name="Recuo_20_de_20_corpo_20_de_20_texto_20_Char" style:display-name="Recuo de corpo de texto Char" style:family="text">
      <style:text-properties fo:font-size="8pt" fo:language="en" fo:country="US" style:font-size-asian="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 style:num-suffix=".  " style:num-format="I">
        <style:list-level-properties text:list-level-position-and-space-mode="label-alignment">
          <style:list-level-label-alignment text:label-followed-by="nothing"/>
        </style:list-level-properties>
      </text:list-level-style-number>
      <text:list-level-style-number text:level="2" loext:num-list-format="%2%.  " style:num-suffix=".  " style:num-format="A" style:num-letter-sync="true">
        <style:list-level-properties text:list-level-position-and-space-mode="label-alignment">
          <style:list-level-label-alignment text:label-followed-by="nothing"/>
        </style:list-level-properties>
      </text:list-level-style-number>
      <text:list-level-style-number text:level="3" loext:num-list-format="    %3%)  " style:num-prefix="    " style:num-suffix=")  " style:num-format="1">
        <style:list-level-properties text:list-level-position-and-space-mode="label-alignment">
          <style:list-level-label-alignment text:label-followed-by="nothing"/>
        </style:list-level-properties>
      </text:list-level-style-number>
      <text:list-level-style-number text:level="4" loext:num-list-format="          %4%)  "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loext:num-list-format="                (%5%)  " style:num-prefix="                (" style:num-suffix=")  " style:num-format="1">
        <style:list-level-properties text:list-level-position-and-space-mode="label-alignment">
          <style:list-level-label-alignment text:label-followed-by="nothing"/>
        </style:list-level-properties>
      </text:list-level-style-number>
      <text:list-level-style-number text:level="6" loext:num-list-format="                (%6%)  "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loext:num-list-format="                (%7%)  " style:num-prefix="                (" style:num-suffix=")  " style:num-format="1">
        <style:list-level-properties text:list-level-position-and-space-mode="label-alignment">
          <style:list-level-label-alignment text:label-followed-by="nothing"/>
        </style:list-level-properties>
      </text:list-level-style-number>
      <text:list-level-style-number text:level="8" loext:num-list-format="                (%8%)  "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loext:num-list-format="(%9%)  " style:num-prefix="(" style:num-suffix=")  " style:num-format="1">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loext:num-list-format="*" style:num-suffix="*"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1.69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96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4.23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635cm" fo:margin-left="5.5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77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8.04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9.31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58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8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1.058cm" fo:text-indent="-0.635cm" fo:margin-left="1.058cm"/>
        </style:list-level-properties>
        <style:text-properties style:font-name="Times New Roman"/>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2.328cm" fo:text-indent="-0.635cm" fo:margin-left="2.328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598cm" fo:text-indent="-0.635cm" fo:margin-left="3.598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4.868cm" fo:text-indent="-0.635cm" fo:margin-left="4.86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6.138cm" fo:text-indent="-0.635cm" fo:margin-left="6.138cm"/>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7.408cm" fo:text-indent="-0.635cm" fo:margin-left="7.408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8.678cm" fo:text-indent="-0.635cm" fo:margin-left="8.678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9.948cm" fo:text-indent="-0.635cm" fo:margin-left="9.948cm"/>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11.218cm" fo:text-indent="-0.635cm" fo:margin-left="11.21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635cm" fo:margin-left="1.651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fo:text-indent="-0.635cm" fo:margin-left="2.921cm"/>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fo:text-indent="-0.635cm" fo:margin-left="4.191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fo:text-indent="-0.635cm" fo:margin-left="5.461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fo:text-indent="-0.635cm" fo:margin-left="6.731cm"/>
        </style:list-level-properties>
        <style:text-properties style:font-name="Courier New"/>
      </text:list-level-style-bullet>
      <text:list-level-style-bullet text:level="6" text:style-name="WW8Num9z2" loext:num-list-format="%6%." style:num-suffix="." text:bullet-char="">
        <style:list-level-properties text:list-level-position-and-space-mode="label-alignment">
          <style:list-level-label-alignment text:label-followed-by="listtab" fo:text-indent="-0.635cm" fo:margin-left="8.001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fo:text-indent="-0.635cm" fo:margin-left="9.271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fo:text-indent="-0.635cm" fo:margin-left="10.541cm"/>
        </style:list-level-properties>
        <style:text-properties style:font-name="Courier New"/>
      </text:list-level-style-bullet>
      <text:list-level-style-bullet text:level="9" text:style-name="WW8Num9z2" loext:num-list-format="%9%." style:num-suffix="." text:bullet-char="">
        <style:list-level-properties text:list-level-position-and-space-mode="label-alignment">
          <style:list-level-label-alignment text:label-followed-by="listtab" fo:text-indent="-0.635cm" fo:margin-left="11.8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loext:num-list-format="%1%." style:num-suffix="." style:num-format="1">
        <style:list-level-properties text:list-level-position-and-space-mode="label-alignment">
          <style:list-level-label-alignment text:label-followed-by="listtab" fo:text-indent="-0.635cm" fo:margin-left="1.058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635cm" fo:margin-left="1.69cm"/>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fo:text-indent="-0.635cm" fo:margin-left="2.96cm"/>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fo:text-indent="-0.635cm" fo:margin-left="4.23cm"/>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fo:text-indent="-0.635cm" fo:margin-left="5.5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fo:text-indent="-0.635cm" fo:margin-left="6.77cm"/>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fo:text-indent="-0.635cm" fo:margin-left="8.04cm"/>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fo:text-indent="-0.635cm" fo:margin-left="9.31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fo:text-indent="-0.635cm" fo:margin-left="10.58cm"/>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fo:text-indent="-0.635cm" fo:margin-left="11.8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loext:num-list-format="%1%." style:num-suffix="." style:num-format="I" text:start-value="4">
        <style:list-level-properties text:list-level-position-and-space-mode="label-alignment">
          <style:list-level-label-alignment text:label-followed-by="listtab" fo:text-indent="-1.27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loext:num-list-format="%1%." style:num-suffix="." style:num-format="I" text:start-value="3">
        <style:list-level-properties text:list-level-position-and-space-mode="label-alignment">
          <style:list-level-label-alignment text:label-followed-by="listtab" fo:text-indent="-1.27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loext:num-list-format="%1%." style:num-suffix="." style:num-format="1">
        <style:list-level-properties text:list-level-position-and-space-mode="label-alignment">
          <style:list-level-label-alignment text:label-followed-by="listtab" fo:text-indent="-0.635cm" fo:margin-left="1.058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loext:num-list-format="%1%." style:num-suffix="." style:num-format="I" text:start-value="3">
        <style:list-level-properties text:list-level-position-and-space-mode="label-alignment">
          <style:list-level-label-alignment text:label-followed-by="listtab" fo:text-indent="-1.27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loext:num-list-format="%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loext:num-list-format="[%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loext:num-list-format="%1%." style:num-suffix="." style:num-format="1">
        <style:list-level-properties text:list-level-position-and-space-mode="label-alignment">
          <style:list-level-label-alignment text:label-followed-by="listtab" fo:text-indent="-0.635cm" fo:margin-left="1.058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loext:num-list-format="%1%." style:num-suffix="." style:num-format="I" text:start-value="2">
        <style:list-level-properties text:list-level-position-and-space-mode="label-alignment">
          <style:list-level-label-alignment text:label-followed-by="listtab" fo:text-indent="-1.27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loext:num-list-format="%1%." style:num-suffix="." style:num-format="1">
        <style:list-level-properties text:min-label-width="0.635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loext:num-list-format="%1%"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2">
      <text:list-level-style-number text:level="1" loext:num-list-format="%1%"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ffffff" loext:opacity="100%" fo:font-size="6pt" fo:language="pt" fo:country="BR" fo:background-color="#000080" style:font-size-asian="6pt"/>
    </style:style>
    <style:style style:name="MP2" style:family="paragraph" style:parent-style-name="Standard">
      <style:text-properties fo:language="pt" fo:country="BR" style:language-asian="none" style:country-asian="none"/>
    </style:style>
    <style:style style:name="MP3" style:family="paragraph" style:parent-style-name="Header">
      <style:text-properties fo:color="#b42200" loext:opacity="100%" style:font-name="Arial Black" fo:font-size="8pt" fo:language="pt" fo:country="BR" fo:font-weight="bold" style:font-size-asian="8pt" style:font-weight-asian="bold" style:font-name-complex="Arial Black"/>
    </style:style>
    <style:style style:name="MP4" style:family="paragraph" style:parent-style-name="Header">
      <style:paragraph-properties fo:padding-left="0cm" fo:padding-right="0cm" fo:padding-top="0cm" fo:padding-bottom="0.035cm" fo:border-left="none" fo:border-right="none" fo:border-top="none" fo:border-bottom="0.51pt solid #000000" style:shadow="none"/>
      <style:text-properties fo:color="#4a442a" loext:opacity="100%" style:font-name="Arial Black" fo:language="pt" fo:country="BR" fo:font-weight="bold" style:font-weight-asian="bold" style:font-name-complex="Arial Black"/>
    </style:style>
    <style:style style:name="MP5" style:family="paragraph" style:parent-style-name="Header">
      <style:text-properties fo:color="#4a442a" loext:opacity="100%" style:font-name="Arial Black" fo:language="pt" fo:country="BR" fo:font-weight="bold" style:language-asian="none" style:country-asian="none" style:font-weight-asian="bold" style:font-name-complex="Arial Black"/>
    </style:style>
    <style:style style:name="MP6" style:family="paragraph">
      <loext:graphic-properties draw:fill="none" draw:fill-color="#ffffff"/>
      <style:paragraph-properties fo:text-align="center"/>
    </style:style>
    <style:style style:name="MP7" style:family="paragraph" style:parent-style-name="Header">
      <style:text-properties fo:color="#4a442a" loext:opacity="100%" style:font-name="Arial Black" fo:font-size="7pt" fo:language="pt" fo:country="BR" fo:font-weight="bold" style:font-size-asian="7pt" style:font-weight-asian="bold" style:font-name-complex="Arial Black"/>
    </style:style>
    <style:style style:name="MP8" style:family="paragraph" style:parent-style-name="Header">
      <style:paragraph-properties fo:margin-right="0.635cm"/>
      <style:text-properties fo:color="#4a442a" loext:opacity="100%" fo:font-size="8pt" fo:language="pt" fo:country="BR" fo:font-weight="bold" style:font-size-asian="8pt" style:font-weight-asian="bold"/>
    </style:style>
    <style:style style:name="MP9" style:family="paragraph" style:parent-style-name="Footer">
      <style:text-properties fo:language="pt" fo:country="BR"/>
    </style:style>
    <style:style style:name="MT1" style:family="text">
      <style:text-properties fo:color="#ffffff" loext:opacity="100%" fo:font-size="6pt" fo:font-style="italic" fo:font-weight="bold" style:font-size-asian="6pt" style:font-style-asian="italic" style:font-weight-asian="bold"/>
    </style:style>
    <style:style style:name="Mfr1" style:family="graphic" style:parent-style-name="Frame">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left="0.256cm" fo:padding-right="0.256cm" fo:padding-top="0.129cm" fo:padding-bottom="0.129cm" fo:border="none"/>
    </style:style>
    <style:style style:name="M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88cm" svg:stroke-color="#c0504d" draw:stroke-linejoin="miter" draw:fill="none" draw:fill-color="#ffffff" draw:textarea-horizontal-align="left" draw:textarea-vertical-align="top" draw:auto-grow-height="false" fo:padding-top="0.229cm" fo:padding-bottom="0.229cm" fo:padding-left="0.441cm" fo:padding-right="0.441cm" fo:wrap-option="wrap" draw:shadow-color="#868686" draw:start-line-spacing-horizontal="0cm" draw:start-line-spacing-vertical="0cm" draw:end-line-spacing-horizontal="0cm" draw:end-line-spacing-vertical="0cm" loext:decorative="false"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251cm" fo:margin-bottom="1.69cm" fo:margin-left="1.69cm" fo:margin-right="1.69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loext:margin-gutter="0cm">
        <style:columns fo:column-count="2" fo:column-gap="0.423cm">
          <style:column style:rel-width="32767*" fo:start-indent="0cm" fo:end-indent="0.211cm"/>
          <style:column style:rel-width="32768*" fo:start-indent="0.211cm" fo:end-indent="0cm"/>
        </style:columns>
        <style:footnote-sep style:width="0.018cm" style:distance-before-sep="0.101cm" style:distance-after-sep="0.101cm" style:line-style="solid" style:adjustment="left" style:rel-width="25%" style:color="#000000"/>
      </style:page-layout-properties>
      <style:header-style>
        <style:header-footer-properties fo:min-height="0.439cm" fo:margin-left="0cm" fo:margin-right="0cm" fo:margin-bottom="0.34cm" style:dynamic-spacing="true"/>
      </style:header-style>
      <style:footer-style/>
    </style:page-layout>
    <style:page-layout style:name="Mpm2">
      <style:page-layout-properties fo:page-width="21.59cm" fo:page-height="27.94cm" style:num-format="1" style:print-orientation="portrait" fo:margin-top="1.251cm" fo:margin-bottom="1.632cm" fo:margin-left="1.69cm" fo:margin-right="1.69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39cm" fo:margin-left="0cm" fo:margin-right="0cm" fo:margin-bottom="0.34cm" style:dynamic-spacing="true"/>
      </style:header-style>
      <style:footer-style>
        <style:header-footer-properties fo:min-height="0.09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Quadro3" text:anchor-type="char" svg:x="17.256cm" svg:y="-0.524cm" draw:z-index="1"><draw:text-box fo:min-height="0.041cm" fo:min-width="0.041cm"><text:p text:style-name="MP2"><draw:frame draw:style-name="Mfr2" draw:name="Imagem 2" text:anchor-type="as-char" svg:width="1.196cm" svg:height="1.341cm" draw:z-index="21"><draw:image xlink:href="Pictures/100000000000005B0000006648DF512A.png" xlink:type="simple" xlink:show="embed" xlink:actuate="onLoad" draw:mime-type="image/png"/></draw:frame></text:p></draw:text-box></draw:frame><text:s text:c="4"/><text:span text:style-name="MT1"/></text:p>
        <text:p text:style-name="MP3">ESPECIALIZAÇÃO EM ENG. E ADM. DE SISTEMAS DE BANCO DE DADOS</text:p>
        <text:p text:style-name="MP4">Faculdade de Tecnologia / Universidade Estadual de Campinas</text:p>
        <text:p text:style-name="MP5"><draw:connector text:anchor-type="char" draw:z-index="0" draw:name="Forma1" draw:style-name="Mgr1" draw:text-style-name="MP6" draw:type="line" svg:x1="10.044cm" svg:y1="0.109cm" svg:x2="20.497cm" svg:y2="0.113cm" svg:d="M10044 109l10453 4" svg:viewBox="0 0 10455 5"><text:p/></draw:connector></text:p>
        <text:p text:style-name="MP7"/>
        <text:p text:style-name="MP8"/>
      </style:header>
    </style:master-page>
    <style:master-page style:name="Converter_20_1" style:display-name="Converter 1" style:page-layout-name="Mpm2" draw:style-name="Mdp1">
      <style:header>
        <text:p text:style-name="MP1"><draw:frame draw:style-name="Mfr1" draw:name="Quadro4" text:anchor-type="char" svg:x="17.256cm" svg:y="-0.524cm" draw:z-index="10"><draw:text-box fo:min-height="0.041cm" fo:min-width="0.041cm"><text:p text:style-name="MP2"><draw:frame draw:style-name="Mfr2" draw:name="Figura1" text:anchor-type="as-char" svg:width="1.196cm" svg:height="1.341cm" draw:z-index="23"><draw:image xlink:href="Pictures/100000000000005B0000006648DF512A.png" xlink:type="simple" xlink:show="embed" xlink:actuate="onLoad" draw:mime-type="image/png"/></draw:frame></text:p></draw:text-box></draw:frame><text:s text:c="3"/><text:span text:style-name="MT1"/></text:p>
        <text:p text:style-name="MP3">ESPECIALIZAÇÃO EM ENG. E ADM. DE SISTEMAS DE BANCO DE DADOS</text:p>
        <text:p text:style-name="MP4">Faculdade de Tecnologia / Universidade Estadual de Campinas</text:p>
        <text:p text:style-name="MP5"><draw:connector text:anchor-type="char" draw:z-index="8" draw:name="Forma2" draw:style-name="Mgr1" draw:text-style-name="MP6" draw:type="line" svg:x1="10.044cm" svg:y1="0.109cm" svg:x2="20.497cm" svg:y2="0.113cm" svg:d="M10044 109l10453 4" svg:viewBox="0 0 10455 5"><text:p/></draw:connector></text:p>
        <text:p text:style-name="MP7"/>
        <text:p text:style-name="MP8"/>
      </style:header>
      <style:footer>
        <text:p text:style-name="MP9"/>
      </style:footer>
    </style:master-page>
    <style:master-page style:name="Converter_20_2" style:display-name="Converter 2" style:page-layout-name="Mpm2" draw:style-name="Mdp1">
      <style:header>
        <text:p text:style-name="MP1"><draw:frame draw:style-name="Mfr1" draw:name="Quadro5" text:anchor-type="char" svg:x="17.256cm" svg:y="-0.524cm" draw:z-index="6"><draw:text-box fo:min-height="0.041cm" fo:min-width="0.041cm"><text:p text:style-name="MP2"><draw:frame draw:style-name="Mfr2" draw:name="Figura3" text:anchor-type="as-char" svg:width="1.196cm" svg:height="1.341cm" draw:z-index="20"><draw:image xlink:href="Pictures/100000000000005B0000006648DF512A.png" xlink:type="simple" xlink:show="embed" xlink:actuate="onLoad" draw:mime-type="image/png"/></draw:frame></text:p></draw:text-box></draw:frame><text:s text:c="3"/></text:p>
        <text:p text:style-name="MP3">ESPECIALIZAÇÃO EM ENG. E ADM. DE SISTEMAS DE BANCO DE DADOS</text:p>
        <text:p text:style-name="MP4">Faculdade de Tecnologia / Universidade Estadual de Campinas</text:p>
        <text:p text:style-name="MP5"><draw:connector text:anchor-type="char" draw:z-index="15" draw:name="Forma3" draw:style-name="Mgr1" draw:text-style-name="MP6" draw:type="line" svg:x1="10.044cm" svg:y1="0.109cm" svg:x2="20.497cm" svg:y2="0.113cm" svg:d="M10044 109l10453 4" svg:viewBox="0 0 10455 5"><text:p/></draw:connector></text:p>
        <text:p text:style-name="MP7"/>
        <text:p text:style-name="MP8"/>
      </style:header>
      <style:footer>
        <text:p text:style-name="MP9"/>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title>
    <dc:subject/>
    <meta:keyword/>
    <meta:initial-creator>Luiz</meta:initial-creator>
    <meta:creation-date>2020-04-16T22:24:00</meta:creation-date>
    <dc:date>2024-03-20T21:33:29.452000000</dc:date>
    <meta:print-date>2024-03-20T21:32:01.507000000</meta:print-date>
    <meta:editing-cycles>11</meta:editing-cycles>
    <meta:editing-duration>PT3H28M55S</meta:editing-duration>
    <meta:generator>LibreOffice/24.2.1.2$Windows_X86_64 LibreOffice_project/db4def46b0453cc22e2d0305797cf981b68ef5ac</meta:generator>
    <meta:printed-by>Arquivos PDF</meta:printed-by>
    <meta:document-statistic meta:table-count="1" meta:image-count="3" meta:object-count="0" meta:page-count="8" meta:paragraph-count="77" meta:word-count="1174" meta:character-count="7712" meta:non-whitespace-character-count="6595"/>
  </office:meta>
</office:document-meta>
</file>